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4"/>
        <table:table-column table:style-name="co4" table:default-cell-style-name="ce1"/>
        <table:table-row table:style-name="ro1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In Progress</text:p>
          </table:table-cell>
          <table:table-cell table:style-name="ce1" office:value-type="string" calcext:value-type="string">
            <text:p>Testing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s a user I want to be able to purchase the items in my cart and pay for it Online</text:p>
          </table:table-cell>
          <table:table-cell table:style-name="ce2" office:value-type="string" calcext:value-type="string">
            <text:p>As a user I want to be able to add items to my cart so that I can confirm order at later time when I’m ready </text:p>
          </table:table-cell>
          <table:table-cell office:value-type="string" calcext:value-type="string">
            <text:p>As a user I want to be able to search restaurants so that I can get directly what I want if I have something in mind</text:p>
          </table:table-cell>
          <table:table-cell table:style-name="ce5" office:value-type="string" calcext:value-type="string">
            <text:p>As a new user I want to be able to register so that I can save my information for future use</text:p>
          </table:table-cell>
        </table:table-row>
        <table:table-row table:style-name="ro3">
          <table:table-cell office:value-type="string" calcext:value-type="string">
            <text:p>As a restaurant I want to view all the orders I get so that I can make them and deliver to customers</text:p>
          </table:table-cell>
          <table:table-cell/>
          <table:table-cell office:value-type="string" calcext:value-type="string">
            <text:p>As a user I want to see the menu of each restaurant so that I can order what I like</text:p>
          </table:table-cell>
          <table:table-cell table:style-name="ce4" office:value-type="string" calcext:value-type="string">
            <text:p>As a user I want to be able to View all restaurants so that I can see variety of options when I want to order</text:p>
          </table:table-cell>
        </table:table-row>
        <table:table-row table:style-name="ro4">
          <table:table-cell table:style-name="ce3" office:value-type="string" calcext:value-type="string">
            <text:p>As a restaurant I want to change status of order so that the customer can view status of his order.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14:54:47.631181210</meta:creation-date>
    <dc:date>2023-05-11T16:30:40.062548299</dc:date>
    <meta:editing-duration>PT21M20S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